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Minions</text:p>
          </table:table-cell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you play or discard Dice cards, deal N^2 damage to the enemy’s fort, where N is the number of cards played or discarded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Pasta, Bos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 table:style-name="ce14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21:07:03.4399295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5-08-09T21:19:06.005698329</dc:date>
    <meta:editing-duration>P6DT2H50M</meta:editing-duration>
    <meta:editing-cycles>869</meta:editing-cycles>
    <meta:document-statistic meta:table-count="10" meta:cell-count="2005" meta:object-count="0"/>
  </office:meta>
</office:document-meta>
</file>